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raestrutura como Código - Script de Provisionamento de um Servidor Web (apache)</text:p>
      <text:p text:style-name="Standard"/>
      <text:p text:style-name="Standard">Criação de IaC para provisionamento de um servidor web apache, disponibilizando bash e GitHub.</text:p>
      <text:p text:style-name="Standard"/>
      <text:p text:style-name="Standard">Definições: </text:p>
      <text:p text:style-name="Standard">* Restaurar o snapshot criado anteriormente no virtualbox;</text:p>
      <text:p text:style-name="Standard">* Atualizar o servidor;</text:p>
      <text:p text:style-name="Standard">* Instalar o apache2;</text:p>
      <text:p text:style-name="Standard">* Instalar o unzip;</text:p>
      <text:p text:style-name="Standard">* Baixar a aplicação disponivel no endereço https://github.com/denilsonbonatti/linux-site-dio/archive/refs/heads/main.zip no diretório **/tmp**</text:p>
      <text:p text:style-name="Standard">* Copiar os arquivos da aplicação no diretório padrão do apache;</text:p>
      <text:p text:style-name="Standard">* Subir arquivo de script para um repositório no GitHu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0T12:16:52.072000000</dc:date>
    <meta:editing-duration>PT23H20M14S</meta:editing-duration>
    <meta:editing-cycles>1</meta:editing-cycles>
    <meta:document-statistic meta:table-count="0" meta:image-count="0" meta:object-count="0" meta:page-count="1" meta:paragraph-count="10" meta:word-count="79" meta:character-count="572" meta:non-whitespace-character-count="502"/>
    <meta:generator>LibreOffice/7.3.0.3$Windows_X86_64 LibreOffice_project/0f246aa12d0eee4a0f7adcefbf7c878fc2238db3</meta:generator>
  </office:meta>
</office:document-meta>
</file>